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unito Sans" svg:font-family="'Nunito Sans', sans-serif"/>
    <style:font-face style:name="Roboto" svg:font-family="Roboto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20202" loext:opacity="100%" fo:font-size="27.3999996185303pt" fo:letter-spacing="normal" style:font-name-asian="inherit" style:font-size-asian="21pt" style:font-style-asian="normal" style:font-weight-asian="normal" style:font-size-complex="27.3999996185303pt" loext:padding="0cm" loext:border="none"/>
    </style:style>
    <style:style style:name="P2" style:family="paragraph" style:parent-style-name="Heading_20_2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20202" loext:opacity="100%" fo:letter-spacing="normal" loext:padding="0cm" loext:border="none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30%" fo:orphans="2" fo:widows="2" fo:text-indent="0cm" style:auto-text-indent="false" fo:padding="0cm" fo:border="none"/>
      <style:text-properties fo:font-variant="normal" fo:text-transform="none" fo:color="#020202" loext:opacity="100%" fo:letter-spacing="normal" loext:padding="0cm" loext:border="none"/>
    </style:style>
    <style:style style:name="P4" style:family="paragraph" style:parent-style-name="Standard">
      <style:text-properties fo:font-size="27.3999996185303pt" style:font-size-asian="24pt" style:font-size-complex="27.3999996185303pt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d3d3d" loext:opacity="100%" fo:letter-spacing="normal"/>
    </style:style>
    <style:style style:name="T1" style:family="text">
      <style:text-properties style:font-name="inherit" fo:font-size="18pt" fo:font-style="normal" fo:font-weight="normal"/>
    </style:style>
    <style:style style:name="T2" style:family="text">
      <style:text-properties style:font-name="inherit" fo:font-size="21pt" fo:font-style="normal" fo:font-weight="normal"/>
    </style:style>
    <style:style style:name="T3" style:family="text">
      <style:text-properties style:font-name-asian="inherit" style:font-size-asian="18pt" style:font-style-asian="normal" style:font-weight-asian="normal"/>
    </style:style>
    <style:style style:name="T4" style:family="text">
      <style:text-properties style:font-name-asian="inherit" style:font-size-asian="21pt" style:font-style-asian="normal" style:font-weight-asian="normal"/>
    </style:style>
    <style:style style:name="T5" style:family="text">
      <style:text-properties style:font-name="Roboto" fo:font-size="13.5pt" fo:font-style="normal" fo:font-weight="normal"/>
    </style:style>
    <style:style style:name="T6" style:family="text">
      <style:text-properties fo:font-variant="normal" fo:text-transform="none" fo:color="#04bfbf" loext:opacity="100%" style:text-line-through-style="none" style:text-line-through-type="none" style:font-name="inherit" fo:font-size="13.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7" style:family="text">
      <style:text-properties fo:font-variant="normal" fo:text-transform="none" fo:color="#3d3d3d" loext:opacity="100%" style:font-name="Roboto" fo:font-size="13.5pt" fo:letter-spacing="normal" fo:font-style="normal" fo:font-weight="normal"/>
    </style:style>
    <style:style style:name="T8" style:family="text">
      <style:text-properties fo:font-variant="normal" fo:text-transform="none" fo:color="#3d3d3d" loext:opacity="100%" fo:letter-spacing="normal" style:font-name-asian="Roboto" style:font-size-asian="13.5pt" style:font-style-asian="normal" style:font-weight-asian="normal"/>
    </style:style>
    <style:style style:name="T9" style:family="text">
      <style:text-properties fo:font-variant="normal" fo:text-transform="none" fo:color="#3d3d3d" loext:opacity="100%" fo:letter-spacing="normal" style:font-name-asian="inherit" style:font-size-asian="13.5pt" style:font-style-asian="normal" style:font-weight-asian="bold" loext:padding="0cm" loext:border="none"/>
    </style:style>
    <style:style style:name="T10" style:family="text">
      <style:text-properties style:font-name-asian="Roboto" style:font-size-asian="13.5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i-2"/>免费节点订阅地址</text:h>
      <text:h text:style-name="P3" text:outline-level="3"><text:bookmark text:name="SSR"/><text:span text:style-name="T1">SSR</text:span><text:span text:style-name="T3">节点免费订阅地址：</text:span></text:h>
      <text:p text:style-name="P5"><text:a xlink:type="simple" xlink:href="https://v1.mk/xM3Xmy1" text:style-name="Internet_20_link" text:visited-style-name="Visited_20_Internet_20_Link"><text:span text:style-name="T6">https://v1.mk/xM3Xmy1</text:span></text:a></text:p>
      <text:p text:style-name="P6"><text:span text:style-name="T10">（</text:span><text:span text:style-name="T5">SSR</text:span><text:span text:style-name="T10">不稳定建议使用</text:span><text:span text:style-name="T5">v2ray</text:span><text:span text:style-name="T10">）</text:span></text:p>
      <text:h text:style-name="P3" text:outline-level="3"><text:bookmark text:name="V2ray"/><text:span text:style-name="T1">V2ray</text:span><text:span text:style-name="T3">节点免费订阅地址：</text:span></text:h>
      <text:p text:style-name="P5"><text:a xlink:type="simple" xlink:href="https://v1.mk/QTQIZBw" text:style-name="Internet_20_link" text:visited-style-name="Visited_20_Internet_20_Link"><text:span text:style-name="T6">https://v1.mk/QTQIZBw</text:span></text:a></text:p>
      <text:h text:style-name="P3" text:outline-level="3"><text:bookmark text:name="Clash"/><text:span text:style-name="T1">Clash</text:span><text:span text:style-name="T3">节点免费订阅地址：</text:span></text:h>
      <text:p text:style-name="P5"><text:a xlink:type="simple" xlink:href="https://v1.mk/9gPaaeP" text:style-name="Internet_20_link" text:visited-style-name="Visited_20_Internet_20_Link"><text:span text:style-name="T6">https://v1.mk/9gPaaeP</text:span></text:a></text:p>
      <text:h text:style-name="P2" text:outline-level="2"><text:bookmark text:name="SSRV2ray"/><text:span text:style-name="T2">SSR/V2ray</text:span><text:span text:style-name="T4">机场节点订阅地址使用方法</text:span></text:h>
      <text:p text:style-name="P5"><text:span text:style-name="T8">打开</text:span><text:span text:style-name="T7">SSR</text:span><text:span text:style-name="T8">或者</text:span><text:span text:style-name="T7">v2ray</text:span><text:span text:style-name="T8">客户端，调出</text:span><text:span text:style-name="Strong_20_Emphasis"><text:span text:style-name="T9">服务器订阅设置</text:span></text:span><text:span text:style-name="T8">，手动添加订阅地址；</text:span></text:p>
      <text:h text:style-name="P3" text:outline-level="3"><text:bookmark text:name="SSR-2"/><text:span text:style-name="T1">SSR</text:span><text:span text:style-name="T3">客户端手动添加订阅地址</text:span></text:h>
      <text:p text:style-name="P6"><text:span text:style-name="T5">1.</text:span><text:span text:style-name="T10">打开</text:span><text:span text:style-name="T5">SSR</text:span><text:span text:style-name="T10">客户端；</text:span></text:p>
      <text:p text:style-name="P6"><text:span text:style-name="T5">2.</text:span><text:span text:style-name="T10">找到服务器订阅设置，弹出下图窗口，</text:span></text:p>
      <text:p text:style-name="P6"><text:span text:style-name="T5">3.</text:span><text:span text:style-name="T10">点击</text:span><text:span text:style-name="T5">add</text:span><text:span text:style-name="T10">按钮</text:span><text:span text:style-name="T5">(</text:span><text:span text:style-name="T10">下图序号</text:span><text:span text:style-name="T5">1</text:span><text:span text:style-name="T10">位置 </text:span><text:span text:style-name="T5">) </text:span><text:span text:style-name="T10">， 将上面的免费订阅地址复制，粘贴到网址的位置 </text:span><text:span text:style-name="T5">( </text:span><text:span text:style-name="T10">下图序号</text:span><text:span text:style-name="T5">2</text:span><text:span text:style-name="T10">位置 </text:span><text:span text:style-name="T5">) </text:span><text:span text:style-name="T10">， 之后点击确定 </text:span><text:span text:style-name="T5">( </text:span><text:span text:style-name="T10">下图序号</text:span><text:span text:style-name="T5">3</text:span><text:span text:style-name="T10">位置 </text:span><text:span text:style-name="T5">),</text:span><text:span text:style-name="T10">之后更新服务器订阅；</text:span></text:p>
      <text:p text:style-name="Text_20_body"><draw:frame draw:style-name="fr1" draw:name="图像1" text:anchor-type="as-char" svg:width="21.855cm" svg:height="12.277cm" draw:z-index="0"><draw:image xlink:href="https://158.247.227.99/wp-content/uploads/2021/01/SSR订阅.png" xlink:type="simple" xlink:show="embed" xlink:actuate="onLoad"/></draw:frame>SSR订阅设置</text:p>
      <text:h text:style-name="P3" text:outline-level="3"><text:bookmark text:name="V2ray-2"/><text:soft-page-break/><text:span text:style-name="T1">V2ray</text:span><text:span text:style-name="T3">客户端手动添加订阅地址</text:span></text:h>
      <text:p text:style-name="P6"><text:span text:style-name="T5">1.</text:span><text:span text:style-name="T10">打开</text:span><text:span text:style-name="T5">V2ray</text:span><text:span text:style-name="T10">客户端；</text:span></text:p>
      <text:p text:style-name="P6"><text:span text:style-name="T5">2.</text:span><text:span text:style-name="T10">找到服务器订阅设置，弹出下图窗口， （下图</text:span><text:span text:style-name="T5">1</text:span><text:span text:style-name="T10">位置）</text:span></text:p>
      <text:p text:style-name="Text_20_body"><draw:frame draw:style-name="fr1" draw:name="图像2" text:anchor-type="as-char" svg:width="27.093cm" svg:height="14.208cm" draw:z-index="1"><draw:image xlink:href="https://158.247.227.99/wp-content/uploads/2021/01/v2ray订阅-1024x537.png" xlink:type="simple" xlink:show="embed" xlink:actuate="onLoad"/></draw:frame></text:p>
      <text:p text:style-name="P6"><text:span text:style-name="T5">3.</text:span><text:span text:style-name="T10">点击添加按钮</text:span><text:span text:style-name="T5">(</text:span><text:span text:style-name="T10">上图序号</text:span><text:span text:style-name="T5">2</text:span><text:span text:style-name="T10">位置 </text:span><text:span text:style-name="T5">) </text:span><text:span text:style-name="T10">， 将上面的免费订阅地址复制，粘贴到网址的位置 </text:span><text:span text:style-name="T5">( </text:span><text:span text:style-name="T10">上图序号</text:span><text:span text:style-name="T5">3</text:span><text:span text:style-name="T10">位置 </text:span><text:span text:style-name="T5">) </text:span><text:span text:style-name="T10">， 之后点击确定</text:span><text:span text:style-name="T5">,</text:span><text:span text:style-name="T10">之后更新服务器订阅；</text:span></text:p>
      <text:p text:style-name="P5"><text:span text:style-name="T8">免费</text:span><text:span text:style-name="T7">SSR</text:span><text:span text:style-name="T8">节点被封速度可能略快，打不开时</text:span><text:span text:style-name="Strong_20_Emphasis"><text:span text:style-name="T9">更新一下订阅</text:span></text:span><text:span text:style-name="T8">，至少会有一两个节点是当时可用的。</text:span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unito Sans" svg:font-family="'Nunito Sans', sans-serif"/>
    <style:font-face style:name="Roboto" svg:font-family="Roboto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新宋体" style:font-family-asian="新宋体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新宋体" style:font-family-asian="新宋体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8T23:27:15.195000000</meta:creation-date>
    <dc:date>2021-05-28T23:32:56.392000000</dc:date>
    <meta:editing-duration>PT5M48S</meta:editing-duration>
    <meta:editing-cycles>1</meta:editing-cycles>
    <meta:document-statistic meta:table-count="0" meta:image-count="2" meta:object-count="0" meta:page-count="2" meta:paragraph-count="21" meta:word-count="360" meta:character-count="495" meta:non-whitespace-character-count="475"/>
    <meta:generator>LibreOffice/7.1.2.2$Windows_X86_64 LibreOffice_project/8a45595d069ef5570103caea1b71cc9d82b2aae4</meta:generator>
  </office:meta>
</office:document-meta>
</file>